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ConverterSVG2G2D.createBatikUserAgent( float pxToMilli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ageConverterSVG2G2D.convert( final Image src , Map hi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ImageConverterSVG2G2D.getSource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verterSVG2G2D.display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verterSVG2G2D.createPainter( BridgeContext ctx , GraphicsNode root , Dimension imag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onverterSVG2G2D.getTar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